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b220b4">1. Supported FEM file formats</text:a></text:p>
          <text:p text:style-name="Contents_20_2"><text:a xlink:type="simple" xlink:href="#orgd4a0bf1">1.1. NASTRAN Bulk Data Format (BDF)</text:a></text:p>
          <text:p text:style-name="Contents_20_3"><text:a xlink:type="simple" xlink:href="#org0e4065e">1.1.1. BDF Cards supported</text:a></text:p>
          <text:p text:style-name="Contents_20_4"><text:a xlink:type="simple" xlink:href="#org46f8771">1.1.1.1. Bulk Data</text:a></text:p>
          <text:p text:style-name="Contents_20_4"><text:a xlink:type="simple" xlink:href="#orgc1db9bc">1.1.1.2. Header Data</text:a></text:p>
          <text:p text:style-name="Contents_20_2"><text:a xlink:type="simple" xlink:href="#orgf0e9141">1.2. DNV GL Seasam Input Interface File (FEM)</text:a></text:p>
          <text:p text:style-name="Contents_20_3"><text:a xlink:type="simple" xlink:href="#org744aaf7">1.2.1. FEM Cards supported</text:a></text:p>
          <text:p text:style-name="Contents_20_3"><text:a xlink:type="simple" xlink:href="#orga3920cd">1.2.2. Element Types in SESAM</text:a></text:p>
        </text:index-body>
      </text:table-of-content>
      <text:h text:style-name="Heading_20_1" text:outline-level="1" text:is-list-header="false">
<text:bookmark-start text:name="OrgXref.org1b220b4"/>
<text:bookmark text:name="org1b220b4"/>Supported FEM file formats
<text:bookmark-end text:name="OrgXref.org1b220b4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d4a0bf1"/>
<text:bookmark text:name="orgd4a0bf1"/>NASTRAN Bulk Data Format (BDF)
<text:bookmark-end text:name="OrgXref.orgd4a0bf1"/></text:h>
      <text:h text:style-name="Heading_20_3" text:outline-level="3" text:is-list-header="false">
<text:bookmark-start text:name="OrgXref.org0e4065e"/>
<text:bookmark text:name="org0e4065e"/>BDF Cards supported
<text:bookmark-end text:name="OrgXref.org0e4065e"/></text:h>
      <text:h text:style-name="Heading_20_4" text:outline-level="4" text:is-list-header="false">
<text:bookmark-start text:name="OrgXref.org46f8771"/>
<text:bookmark text:name="org46f8771"/>Bulk Data
<text:bookmark-end text:name="OrgXref.org46f8771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c1db9bc"/>
<text:bookmark text:name="orgc1db9bc"/>Header Data
<text:bookmark-end text:name="OrgXref.orgc1db9bc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><text:span text:style-name="OrgCode">BEGIN</text:span> <text:span text:style-name="OrgCode">BULK</text:span></text:p>
              </table:table-cell>
              <table:table-cell table:style-name="OrgTblCellB">
                <text:p text:style-name="OrgTableContentsLeft">Case Control and Bulk Data Delimiter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f0e9141"/>
<text:bookmark text:name="orgf0e9141"/>DNV GL Seasam Input Interface File (FEM)
<text:bookmark-end text:name="OrgXref.orgf0e9141"/></text:h>
      <text:h text:style-name="Heading_20_3" text:outline-level="3" text:is-list-header="false">
<text:bookmark-start text:name="OrgXref.org744aaf7"/>
<text:bookmark text:name="org744aaf7"/>FEM Cards supported
<text:bookmark-end text:name="OrgXref.org744aaf7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a3920cd"/>
<text:bookmark text:name="orga3920cd"/>Element Types in SESAM
<text:bookmark-end text:name="OrgXref.orga3920cd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d8fec0a"/>Table <text:sequence text:ref-name="orgd8fec0a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12T11:48:47</dc:date>
    <meta:creation-date>2017-04-12T11:48:47</meta:creation-date>
    <meta:generator>Emacs 25.1.2 (Org mode 9.0.5)</meta:generator>
    <meta:keyword/>
    <dc:subject/>
    <dc:title>C++ IO support for various FEM exchange file formats</dc:title>
  </office:meta>
</office:document-meta>
</file>